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officeooo:paragraph-rsid="0136717d"/>
    </style:style>
    <style:style style:name="P3" style:family="paragraph" style:parent-style-name="Text_20_body">
      <style:text-properties officeooo:rsid="01784571" officeooo:paragraph-rsid="01784571"/>
    </style:style>
    <style:style style:name="P4" style:family="paragraph" style:parent-style-name="Text_20_body">
      <style:text-properties officeooo:paragraph-rsid="01fe85f4"/>
    </style:style>
    <style:style style:name="P5" style:family="paragraph" style:parent-style-name="Text_20_body">
      <style:text-properties fo:font-weight="normal" officeooo:rsid="02070b0d" officeooo:paragraph-rsid="020a0009" style:font-weight-asian="normal" style:font-weight-complex="normal"/>
    </style:style>
    <style:style style:name="P6" style:family="paragraph" style:parent-style-name="Text_20_body">
      <style:text-properties officeooo:paragraph-rsid="02039fb3"/>
    </style:style>
    <style:style style:name="P7" style:family="paragraph" style:parent-style-name="Text_20_body">
      <style:text-properties officeooo:rsid="02067daa" officeooo:paragraph-rsid="02067daa"/>
    </style:style>
    <style:style style:name="P8" style:family="paragraph" style:parent-style-name="Text_20_body">
      <style:text-properties fo:font-weight="bold" officeooo:rsid="02070b0d" officeooo:paragraph-rsid="02070b0d" style:font-weight-asian="bold" style:font-weight-complex="bold"/>
    </style:style>
    <style:style style:name="P9" style:family="paragraph" style:parent-style-name="Text_20_body">
      <style:text-properties officeooo:rsid="02070b0d" officeooo:paragraph-rsid="02070b0d"/>
    </style:style>
    <style:style style:name="P10" style:family="paragraph" style:parent-style-name="Text_20_body">
      <style:text-properties officeooo:paragraph-rsid="01e3a80f"/>
    </style:style>
    <style:style style:name="P11" style:family="paragraph" style:parent-style-name="Text_20_body">
      <style:text-properties officeooo:rsid="02087a69" officeooo:paragraph-rsid="020bd0f3"/>
    </style:style>
    <style:style style:name="P12" style:family="paragraph" style:parent-style-name="Text_20_body">
      <style:text-properties officeooo:paragraph-rsid="02087a69"/>
    </style:style>
    <style:style style:name="P13" style:family="paragraph" style:parent-style-name="Text_20_body">
      <style:text-properties officeooo:paragraph-rsid="020bbf9d"/>
    </style:style>
    <style:style style:name="P14" style:family="paragraph" style:parent-style-name="Text_20_body">
      <style:text-properties fo:font-style="italic" officeooo:rsid="020bbf9d" officeooo:paragraph-rsid="020bbf9d" style:font-style-asian="italic" style:font-style-complex="italic"/>
    </style:style>
    <style:style style:name="P15" style:family="paragraph" style:parent-style-name="Text_20_body">
      <style:text-properties officeooo:paragraph-rsid="020c4bb0"/>
    </style:style>
    <style:style style:name="P16" style:family="paragraph" style:parent-style-name="Text_20_body">
      <style:text-properties officeooo:paragraph-rsid="020cbb0c"/>
    </style:style>
    <style:style style:name="P17" style:family="paragraph" style:parent-style-name="Text_20_body">
      <style:text-properties officeooo:paragraph-rsid="020dda3a"/>
    </style:style>
    <style:style style:name="P18" style:family="paragraph" style:parent-style-name="Text_20_body">
      <style:text-properties officeooo:paragraph-rsid="020f0243"/>
    </style:style>
    <style:style style:name="P19" style:family="paragraph" style:parent-style-name="Text_20_body">
      <style:text-properties officeooo:paragraph-rsid="020f1a45"/>
    </style:style>
    <style:style style:name="P20" style:family="paragraph" style:parent-style-name="Text_20_body">
      <style:text-properties officeooo:paragraph-rsid="02101306"/>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12539c3" style:font-weight-asian="bold" style:font-weight-complex="bold"/>
    </style:style>
    <style:style style:name="T4" style:family="text">
      <style:text-properties fo:font-weight="bold" officeooo:rsid="0133d2b9" style:font-weight-asian="bold" style:font-weight-complex="bold"/>
    </style:style>
    <style:style style:name="T5" style:family="text">
      <style:text-properties fo:font-weight="bold" officeooo:rsid="0147670a" style:font-weight-asian="bold" style:font-weight-complex="bold"/>
    </style:style>
    <style:style style:name="T6" style:family="text">
      <style:text-properties fo:font-weight="bold" officeooo:rsid="0176f8f6" style:font-weight-asian="bold" style:font-weight-complex="bold"/>
    </style:style>
    <style:style style:name="T7" style:family="text">
      <style:text-properties fo:font-weight="bold" officeooo:rsid="017c1f14" style:font-weight-asian="bold" style:font-weight-complex="bold"/>
    </style:style>
    <style:style style:name="T8" style:family="text">
      <style:text-properties fo:font-weight="bold" officeooo:rsid="01a9d703" style:font-weight-asian="bold" style:font-weight-complex="bold"/>
    </style:style>
    <style:style style:name="T9" style:family="text">
      <style:text-properties fo:font-weight="bold" officeooo:rsid="01bb3fc4" style:font-weight-asian="bold" style:font-weight-complex="bold"/>
    </style:style>
    <style:style style:name="T10" style:family="text">
      <style:text-properties fo:font-weight="bold" officeooo:rsid="01e0dc03" style:font-weight-asian="bold" style:font-weight-complex="bold"/>
    </style:style>
    <style:style style:name="T11" style:family="text">
      <style:text-properties fo:font-weight="bold" officeooo:rsid="01e73c12" style:font-weight-asian="bold" style:font-weight-complex="bold"/>
    </style:style>
    <style:style style:name="T12" style:family="text">
      <style:text-properties fo:font-weight="bold" officeooo:rsid="01e8f9a4" style:font-weight-asian="bold" style:font-weight-complex="bold"/>
    </style:style>
    <style:style style:name="T13" style:family="text">
      <style:text-properties fo:font-weight="bold" officeooo:rsid="01fe85f4" style:font-weight-asian="bold" style:font-weight-complex="bold"/>
    </style:style>
    <style:style style:name="T14" style:family="text">
      <style:text-properties fo:font-weight="bold" officeooo:rsid="02039fb3" style:font-weight-asian="bold" style:font-weight-complex="bold"/>
    </style:style>
    <style:style style:name="T15" style:family="text">
      <style:text-properties fo:font-weight="bold" officeooo:rsid="02070b0d" style:font-weight-asian="bold" style:font-weight-complex="bold"/>
    </style:style>
    <style:style style:name="T16" style:family="text">
      <style:text-properties fo:font-weight="bold" officeooo:rsid="01e59bb0" style:font-weight-asian="bold" style:font-weight-complex="bold"/>
    </style:style>
    <style:style style:name="T17" style:family="text">
      <style:text-properties fo:font-weight="bold" officeooo:rsid="020a0009" style:font-weight-asian="bold" style:font-weight-complex="bold"/>
    </style:style>
    <style:style style:name="T18" style:family="text">
      <style:text-properties fo:font-weight="bold" officeooo:rsid="020bbf9d" style:font-weight-asian="bold" style:font-weight-complex="bold"/>
    </style:style>
    <style:style style:name="T19" style:family="text">
      <style:text-properties fo:font-weight="bold" officeooo:rsid="020cbb0c" style:font-weight-asian="bold" style:font-weight-complex="bold"/>
    </style:style>
    <style:style style:name="T20" style:family="text">
      <style:text-properties fo:font-weight="bold" officeooo:rsid="020e4b13" style:font-weight-asian="bold" style:font-weight-complex="bold"/>
    </style:style>
    <style:style style:name="T21" style:family="text">
      <style:text-properties fo:font-weight="bold" officeooo:rsid="020f1a45"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1e0dc03" style:font-weight-asian="normal" style:font-weight-complex="normal"/>
    </style:style>
    <style:style style:name="T24" style:family="text">
      <style:text-properties fo:font-weight="normal" officeooo:rsid="01e3a80f" style:font-weight-asian="normal" style:font-weight-complex="normal"/>
    </style:style>
    <style:style style:name="T25" style:family="text">
      <style:text-properties fo:font-weight="normal" officeooo:rsid="01eeb9da" style:font-weight-asian="normal" style:font-weight-complex="normal"/>
    </style:style>
    <style:style style:name="T26" style:family="text">
      <style:text-properties fo:font-weight="normal" officeooo:rsid="0176f8f6" style:font-weight-asian="normal" style:font-weight-complex="normal"/>
    </style:style>
    <style:style style:name="T27" style:family="text">
      <style:text-properties fo:font-weight="normal" officeooo:rsid="02087a69" style:font-weight-asian="normal" style:font-weight-complex="normal"/>
    </style:style>
    <style:style style:name="T28" style:family="text">
      <style:text-properties fo:font-weight="normal" officeooo:rsid="020a0009" style:font-weight-asian="normal" style:font-weight-complex="normal"/>
    </style:style>
    <style:style style:name="T29" style:family="text">
      <style:text-properties fo:font-weight="normal" officeooo:rsid="020bbf9d" style:font-weight-asian="normal" style:font-weight-complex="normal"/>
    </style:style>
    <style:style style:name="T30" style:family="text">
      <style:text-properties fo:font-weight="normal" officeooo:rsid="020bd0f3" style:font-weight-asian="normal" style:font-weight-complex="normal"/>
    </style:style>
    <style:style style:name="T31" style:family="text">
      <style:text-properties fo:font-weight="normal" officeooo:rsid="020c4bb0" style:font-weight-asian="normal" style:font-weight-complex="normal"/>
    </style:style>
    <style:style style:name="T32" style:family="text">
      <style:text-properties officeooo:rsid="00e51007"/>
    </style:style>
    <style:style style:name="T33" style:family="text">
      <style:text-properties officeooo:rsid="01e73c12"/>
    </style:style>
    <style:style style:name="T34" style:family="text">
      <style:text-properties style:font-name="Liberation Serif1" fo:font-size="12pt" fo:font-weight="normal" officeooo:rsid="01eff111" style:font-size-asian="12pt" style:font-weight-asian="normal" style:font-size-complex="12pt" style:font-weight-complex="normal"/>
    </style:style>
    <style:style style:name="T35" style:family="text">
      <style:text-properties style:font-name="Liberation Serif1" fo:font-size="12pt" fo:font-weight="normal" officeooo:rsid="01e0dc03" style:font-size-asian="12pt" style:font-weight-asian="normal" style:font-size-complex="12pt" style:font-weight-complex="normal"/>
    </style:style>
    <style:style style:name="T36" style:family="text">
      <style:text-properties style:font-name="Liberation Serif1" fo:font-size="12pt" fo:font-weight="normal" officeooo:rsid="01f9c472" style:font-size-asian="12pt" style:font-weight-asian="normal" style:font-size-complex="12pt" style:font-weight-complex="normal"/>
    </style:style>
    <style:style style:name="T37" style:family="text">
      <style:text-properties style:font-name="Liberation Serif1" fo:font-size="12pt" fo:font-weight="normal" officeooo:rsid="01e3a80f" style:font-size-asian="12pt" style:font-weight-asian="normal" style:font-size-complex="12pt" style:font-weight-complex="normal"/>
    </style:style>
    <style:style style:name="T38" style:family="text">
      <style:text-properties style:font-name="Liberation Serif1" fo:font-size="12pt" fo:font-weight="normal" officeooo:rsid="01faa3ff" style:font-size-asian="12pt" style:font-weight-asian="normal" style:font-size-complex="12pt" style:font-weight-complex="normal"/>
    </style:style>
    <style:style style:name="T39" style:family="text">
      <style:text-properties style:font-name="Liberation Serif1" fo:font-size="12pt" fo:font-weight="normal" officeooo:rsid="02070b0d" style:font-size-asian="12pt" style:font-weight-asian="normal" style:font-size-complex="12pt" style:font-weight-complex="normal"/>
    </style:style>
    <style:style style:name="T40" style:family="text">
      <style:text-properties style:font-name="Liberation Serif1" fo:font-size="12pt" fo:font-weight="normal" officeooo:rsid="020c4bb0" style:font-size-asian="12pt" style:font-weight-asian="normal" style:font-size-complex="12pt" style:font-weight-complex="normal"/>
    </style:style>
    <style:style style:name="T41" style:family="text">
      <style:text-properties officeooo:rsid="01f9c472"/>
    </style:style>
    <style:style style:name="T42" style:family="text">
      <style:text-properties officeooo:rsid="0202abab"/>
    </style:style>
    <style:style style:name="T43" style:family="text">
      <style:text-properties officeooo:rsid="02087a69"/>
    </style:style>
    <style:style style:name="T44" style:family="text">
      <style:text-properties style:text-underline-style="solid" style:text-underline-width="auto" style:text-underline-color="font-color" fo:font-weight="normal" officeooo:rsid="02087a69" style:font-weight-asian="normal" style:font-weight-complex="normal"/>
    </style:style>
    <style:style style:name="T45" style:family="text">
      <style:text-properties officeooo:rsid="020bbf9d"/>
    </style:style>
    <style:style style:name="T46" style:family="text">
      <style:text-properties officeooo:rsid="020cbb0c"/>
    </style:style>
    <style:style style:name="T47" style:family="text">
      <style:text-properties officeooo:rsid="020dda3a"/>
    </style:style>
    <style:style style:name="T48" style:family="text">
      <style:text-properties officeooo:rsid="020f0243"/>
    </style:style>
    <style:style style:name="T49" style:family="text">
      <style:text-properties officeooo:rsid="020f1a45"/>
    </style:style>
    <style:style style:name="T50" style:family="text">
      <style:text-properties officeooo:rsid="02101306"/>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CB IT Stuff recording <text:span text:style-name="T42">8 February</text:span> 201<text:span text:style-name="T41">7</text:span> transmission <text:span text:style-name="T42">9/10 February 2017<text:line-break/>Recording Carts: <text:s text:c="29"/>Our Carts: </text:span></text:p>
      <text:p text:style-name="P6"><text:span text:style-name="T2">[0]</text:span><text:span text:style-name="T32"> Are we on? meh. What month is it? February? Do we have to? <text:s/>Oh all right. This is IT Stuff again. Like, we're just filling in until virtual reality takes over. Let the singularity sort it out. Bring in the robots. Replace us by a very small shell script. Coming up on this month's show: squirrels.</text:span></text:p>
      <text:p text:style-name="P7"><text:span text:style-name="T1">[2 Min] </text:span><text:span text:style-name="T46">It's been a good month for drive-by hackings. First up, radio stations in the States have been hit by a vulnerability in a specific kind of low power FM transmitter. Shortly after President Trump got inaugurated, lots of radio stations suddenly found themselves putting out a harmless little number from YG and Nipsey Hussle, entitled “--- Donald Trump”. You know the one, BCB plays it all the time, but to remind you, here's a little extract. </text:span><text:span text:style-name="T20">[F-DONALD.WAV]</text:span></text:p>
      <text:p text:style-name="P18"><text:span text:style-name="T48">The problem with the </text:span>Barix Exstreamer <text:span text:style-name="T48">has been known about since April last year, when the manufacturer admitted that remote access passwords were easy to discover.</text:span></text:p>
      <text:p text:style-name="P19"><text:span text:style-name="T48">And similar problem has been plaguing insecure printers around the world, for the last couple of weeks they've suddenly been spitting out pictures of a robot and the message “</text:span>stackoverflowin the hacker god has returned. your printer is part of a flaming botnet<text:span text:style-name="T49">, operating on putin's forehead utilising BTI's (break the internet) complex infrastructure.</text:span> For the love of God, please close this port.” 1<text:span text:style-name="T49">6</text:span>0,000 printers <text:span text:style-name="T49">afflicted, so far. It's even been spewing out on till receipts.</text:span></text:p>
      <text:p text:style-name="P17"><text:span text:style-name="T46">How do drive-by hackers find their victims? Well one way is to use Shodan, this is basically a search engine. Quote, “</text:span>Discover the Internet using search queries shared by other users”. <text:span text:style-name="T47">But it's all about community, and it turns out that the queries that Shodan's users like to share are queries that turn up insecure devices and software - industrial control systems, databases, video games. </text:span></text:p>
      <text:p text:style-name="P16"><text:span text:style-name="T19">[</text:span><text:span text:style-name="T21">7</text:span><text:span text:style-name="T19"> Min]</text:span><text:span text:style-name="T46"> It's easy to be paranoid, but are they really out to get you? A nice bit of research came out this month crunching the numbers on what the real infrastructure threats. And that turns out to be not hackers, but squirrels. <text:s/></text:span>Cris Thomas <text:span text:style-name="T49">told a security conference about his project “</text:span>Cyber Squirrel 1” <text:span text:style-name="T49">which he</text:span> set up to <text:span text:style-name="T49">expose</text:span> <text:span text:style-name="T49">(quote)</text:span> the "ludicrousness of cyber-war claims by people at high levels in government and industry". <text:s/><text:span text:style-name="T49">Here's the rundown:</text:span></text:p>
      <text:p text:style-name="P6">Squirrels 879 <text:span text:style-name="T49">incidents, </text:span>birds - 434, snakes - 83, raccoons - 72, rats - 36, martens - 22, frogs - three. <text:span text:style-name="T49">That's not counting the snails that got into a BT Infinity cabinet recently, or the jellyfish that shut down a Swedish nuclear reactor.</text:span></text:p>
      <text:p text:style-name="P20"><text:span text:style-name="T19">[10 Min]</text:span><text:span text:style-name="T46"> We should probably mention about the other thing that's just started. The big ISPs have now started sending out piracy warning emails to people who are alleged to have been downloading infringing material. Here's how it works. Rights holders are paying specialist firms to monitor torrents. They collect IP addresses and date/times, and forward them to the big ISPs, who look up which customer that was and then they send out an “</text:span>Educational Email”<text:span text:style-name="T50">. There's a 20 day grace period, then the whole thing repeats. </text:span>“If no further infringements occur and are detected and verified to be associated with your account, you will receive no more Educational Emails. Furthermore, all data related to this and to previous Educational Emails will be deleted after 12 months.” <text:span text:style-name="T50">There's no further sanctions, they won't cut you off. </text:span></text:p>
      <text:p text:style-name="P15"><text:span text:style-name="T6">[</text:span><text:span text:style-name="T7">1</text:span><text:span text:style-name="T13">2</text:span><text:span text:style-name="T7"> Min]</text:span><text:span text:style-name="T23"> </text:span><text:span text:style-name="T31">From the heart of Bradford this is</text:span><text:span text:style-name="T23"> BCB 106.6 FM. You are listening to IT Stuff, </text:span><text:span text:style-name="T31">you probably wanted The Fandomain but got us instead, well what can I say? Sorry, but now you're here,</text:span><text:span text:style-name="T36"> there's </text:span><text:span text:style-name="T37">Youtube Channel of the Month</text:span><text:span text:style-name="T40"> c</text:span><text:span text:style-name="T36">oming up</text:span><text:span text:style-name="T37">, </text:span><text:span text:style-name="T40">you'll like that cos there's robots.</text:span><text:span text:style-name="T37"> </text:span><text:span text:style-name="T39">But </text:span><text:span text:style-name="T38">now </text:span><text:span text:style-name="T34">i</text:span><text:span text:style-name="T35">t's time for Shi's World o</text:span><text:span text:style-name="T23">f Stuff! </text:span><text:span text:style-name="T10">[</text:span><text:span text:style-name="T12">WORLDOFSTUFF.WAV</text:span><text:span text:style-name="T11">]</text:span></text:p>
      <text:p text:style-name="P5"><text:span text:style-name="T33">T</text:span>his time - new Raspberry Pi Compute <text:span text:style-name="T43">Module 3, like its predecessors it's a Pi 3 on a laptop memory stick form factor - if you're familiar with that you'll know how small that is. You can't actually just pop it into a laptop!</text:span></text:p>
      <text:p text:style-name="P5"><text:span text:style-name="T43">Twenty seven quid, so a bit pricey. The Pi has ended up in all sorts of industrial kit, drones, that kind of thing, these days its advantages are that it's well understood, easily available, big community.</text:span></text:p>
      <text:p text:style-name="P10"><text:soft-page-break/><text:span text:style-name="T10">[</text:span><text:span text:style-name="T15">1</text:span><text:span text:style-name="T17">5</text:span><text:span text:style-name="T10"> Min]</text:span><text:span text:style-name="T23"> </text:span><text:span text:style-name="T24">And now </text:span><text:span text:style-name="T25">it's time for</text:span><text:span text:style-name="T24"> Youtube Channel of the Month. </text:span><text:span text:style-name="T16">[YOUPOOP.WAV]</text:span></text:p>
      <text:p text:style-name="P8">megabotsinc <text:span text:style-name="T22">- think Robot Wars, but huge tracked things big enough to be controlled by people inside, as the USA takes on Japan,. These things are six ton, fifteen foot high and cost two hundred thousand dollars. Unlike Robot Wars we are there for the construction as well as the destruction. What </text:span><text:span text:style-name="T29">do they use for weapons</text:span><text:span text:style-name="T22">?</text:span></text:p>
      <text:p text:style-name="P8"><text:span text:style-name="T22">Er, if you want this quantified: 280 thousand views, two and a half thousand likes, 187 dislikes.</text:span></text:p>
      <text:p text:style-name="P9"><text:span text:style-name="T6">[</text:span><text:span text:style-name="T1">1</text:span><text:span text:style-name="T17">8</text:span><text:span text:style-name="T1"> Min] </text:span><text:span text:style-name="T22">and now, Events! we haz them!</text:span></text:p>
      <text:p text:style-name="P12"><text:span text:style-name="T26">Bradford Coder Dojo, Saturday 18 February. </text:span><text:span text:style-name="T22">Anyone from the age of seven to seventeen can visit our Dojo and learn how to code, build websites, apps, or games and explore technology in a laid-back, creative, fun and social environment</text:span><text:span text:style-name="T27">. There's a new website </text:span><text:span text:style-name="T44">bradford-coderdojo.github.io</text:span><text:span text:style-name="T27"> are you open to bug reports? it's showing </text:span><text:bookmark text:name="line1"/><text:span text:style-name="T27">Jonny Muir's picture but not his blurb. I guess I should do a pull request. Anyway there's a Work in Progress page a/k/a Cunning Plans. I see Katie wants to track her cat (Marmalade). </text:span><text:span text:style-name="T28">If you have a pet and you want to invade its privacy, </text:span><text:span text:style-name="T29">Saturday morning, 18 February, 34 Peckover Street in Little Germany. Please register through the website. </text:span></text:p>
      <text:p text:style-name="P13"><text:span text:style-name="T29">T</text:span><text:span text:style-name="T28">he other event is </text:span><text:span text:style-name="T29">in the same place funnily enough, but</text:span><text:span text:style-name="T28"> </text:span><text:span text:style-name="T29">for grown ups.</text:span><text:span text:style-name="T28"> </text:span><text:span text:style-name="T29">People in suits. </text:span>Digital Catapult Centre Yorkshire is hosting a launch event of the LoRaWAN network in Bradford – a platform to host IoT innovation across the City, Shipley and up through the Aire Valley. <text:span text:style-name="T45">So wossat about then? I'm going to have to cut and paste their explanation.</text:span></text:p>
      <text:p text:style-name="P14">Low Power Wide Area Networks (LPWANs) including LoRa are relatively new network technologies that can provide connectivity to vast numbers of devices over long distances using very little energy. This technology offers disruptive potential to enable a new wave of Internet of Things (IoT) applications at a much lower cost than previously possible. 5G technology works with LoRaWAN to provide a superfast service for the connectivity of these many devices.</text:p>
      <text:p text:style-name="P13"><text:span text:style-name="T29">That's </text:span><text:span text:style-name="T22">23 February</text:span><text:span text:style-name="T29">, 0930 in the morning, 34 Peckover Street in Little Germany. Lunch will be provided! even suits have to eat! if you google “bradford lorawan” you'll get straight onto the eventbrite page so you can sign up.</text:span></text:p>
      <text:p text:style-name="P11"><text:span text:style-name="T1">[2</text:span><text:span text:style-name="T18">4</text:span><text:span text:style-name="T1"> Min]</text:span><text:span text:style-name="T22"> </text:span><text:span text:style-name="T30">Right, let's finish up then. </text:span><text:span text:style-name="T31">Website! YaY Website! itstuff.org.uk. This was IT Stuff 2017-02 on BCB Radio. </text:span><text:span text:style-name="T30">In the week that saw Online Safety Day come and go again, let's be careful out there. From Team Stuff, Tarra!</text:span></text:p>
      <text:p text:style-name="P3"><text:span text:style-name="T6">[</text:span><text:span text:style-name="T1">2</text:span><text:span text:style-name="T8">5</text:span><text:span text:style-name="T1"> min] </text:span><text:span text:style-name="T14">FEB</text:span><text:span text:style-name="T9">MUSIC</text:span><text:span text:style-name="T8">.WAV</text:span></text:p>
      <text:p text:style-name="P2"><text:span text:style-name="T3">[29 min 5</text:span><text:span text:style-name="T4">2</text:span><text:span text:style-name="T3"> sec] end</text:span></text:p>
      <text:p text:style-name="P4"><text:span text:style-name="T3">M</text:span><text:span text:style-name="T5">usicstuffs:<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7-02-08T13:39:07.912391531</dc:date>
    <meta:editing-duration>PT12H36M38S</meta:editing-duration>
    <meta:editing-cycles>92</meta:editing-cycles>
    <meta:generator>LibreOffice/5.2.1.2$Linux_X86_64 LibreOffice_project/20m0$Build-2</meta:generator>
    <meta:document-statistic meta:table-count="0" meta:image-count="0" meta:object-count="0" meta:page-count="2" meta:paragraph-count="24" meta:word-count="1146" meta:character-count="6733" meta:non-whitespace-character-count="5573"/>
  </office:meta>
</office:document-meta>
</file>